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officeooo:paragraph-rsid="00156b84"/>
    </style:style>
    <style:style style:name="P2" style:family="paragraph" style:parent-style-name="Heading">
      <style:text-properties officeooo:paragraph-rsid="0015fb2b"/>
    </style:style>
    <style:style style:name="P3" style:family="paragraph" style:parent-style-name="Heading_20_2" style:master-page-name="Standard">
      <style:paragraph-properties fo:margin-top="0.353cm" fo:margin-bottom="0.212cm" loext:contextual-spacing="false" style:page-number="auto"/>
    </style:style>
    <style:style style:name="P4" style:family="paragraph" style:parent-style-name="Heading_20_3">
      <style:text-properties officeooo:paragraph-rsid="00156b84"/>
    </style:style>
    <style:style style:name="P5" style:family="paragraph" style:parent-style-name="Heading_20_3">
      <style:text-properties officeooo:paragraph-rsid="0015fb2b"/>
    </style:style>
    <style:style style:name="P6" style:family="paragraph" style:parent-style-name="Standard">
      <style:text-properties officeooo:rsid="00156b84" officeooo:paragraph-rsid="00156b84"/>
    </style:style>
    <style:style style:name="P7" style:family="paragraph" style:parent-style-name="Standard">
      <style:text-properties officeooo:rsid="00156b84" officeooo:paragraph-rsid="0015fb2b"/>
    </style:style>
    <style:style style:name="P8" style:family="paragraph" style:parent-style-name="Standard">
      <style:text-properties officeooo:paragraph-rsid="00156b84"/>
    </style:style>
    <style:style style:name="P9" style:family="paragraph" style:parent-style-name="Text_20_body">
      <style:paragraph-properties fo:margin-top="0cm" fo:margin-bottom="0cm" loext:contextual-spacing="false"/>
      <style:text-properties officeooo:rsid="00156b84" officeooo:paragraph-rsid="00156b84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56b84" officeooo:paragraph-rsid="0015fb2b"/>
    </style:style>
    <style:style style:name="T1" style:family="text">
      <style:text-properties officeooo:rsid="00156b84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officeooo:rsid="00156b84"/>
    </style:style>
    <style:style style:name="T4" style:family="text">
      <style:text-properties officeooo:rsid="0015fb2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Модуль <text:span text:style-name="T2">korniTest</text:span></text:h>
      <text:h text:style-name="Heading_20_3" text:outline-level="3">Метод <text:span text:style-name="T2">usuall_diskr_zero</text:span></text:h>
      <text:p text:style-name="Heading">Тест №<text:span text:style-name="T1">1</text:span></text:p>
      <text:p text:style-name="P9">Цель: проверка работоспособности функции вычисления корней на стандартных значениях</text:p>
      <text:p text:style-name="P6">Тип: Позитивный</text:p>
      <text:p text:style-name="P6">Входные данные: 1, 2, 1</text:p>
      <text:p text:style-name="P6">Ожидаемый результат: 1</text:p>
      <text:p text:style-name="P6"/>
      <text:h text:style-name="P4" text:outline-level="3"><text:span text:style-name="T1">Метод </text:span><text:span text:style-name="T3">nokoren</text:span></text:h>
      <text:p text:style-name="P1">Тест №<text:span text:style-name="T1">2</text:span></text:p>
      <text:p text:style-name="P9">Цель: проверка на отрицательный дискриминант = особый вывод</text:p>
      <text:p text:style-name="P6">Тип: Позитивный</text:p>
      <text:p text:style-name="P6">Входные данные: 1, 2, 100</text:p>
      <text:p text:style-name="P6">Ожидаемый результат: infinity</text:p>
      <text:p text:style-name="P6"/>
      <text:h text:style-name="P4" text:outline-level="3"><text:span text:style-name="T1">Метод </text:span><text:span text:style-name="T3">twokoren</text:span></text:h>
      <text:p text:style-name="P1">Тест №<text:span text:style-name="T1">3</text:span></text:p>
      <text:p text:style-name="P9">Цель: проверка нескольких корней</text:p>
      <text:p text:style-name="P6">Тип: Позитивный</text:p>
      <text:p text:style-name="P6">Входные данные: 1, -1, 0</text:p>
      <text:p text:style-name="P6">Ожидаемый результат: 0, 1</text:p>
      <text:p text:style-name="P8"/>
      <text:p text:style-name="Standard"/>
      <text:h text:style-name="Heading_20_2" text:outline-level="2">Модуль <text:span text:style-name="T2">korniTestNegative</text:span></text:h>
      <text:h text:style-name="Heading_20_3" text:outline-level="3">Метод <text:span text:style-name="T2">x2empty</text:span></text:h>
      <text:p text:style-name="P2">Тест №<text:span text:style-name="T1">1</text:span></text:p>
      <text:p text:style-name="P10">Цель: проверка <text:span text:style-name="T4">способности функции вывести правильный ответ при нестандартных условиях</text:span></text:p>
      <text:p text:style-name="P7">Тип: <text:span text:style-name="T4">Негативный</text:span></text:p>
      <text:p text:style-name="P7">Входные данные: <text:span text:style-name="T4">0</text:span>, <text:span text:style-name="T4">1</text:span>, 1</text:p>
      <text:p text:style-name="P7">Ожидаемый результат: -1</text:p>
      <text:h text:style-name="P5" text:outline-level="3">Метод <text:span text:style-name="T2">xempty</text:span></text:h>
      <text:p text:style-name="P2">Тест №<text:span text:style-name="T4">2</text:span></text:p>
      <text:p text:style-name="P10">Цель: проверка <text:span text:style-name="T4">способности функции вывести правильный ответ при нестандартных условиях</text:span></text:p>
      <text:p text:style-name="P7"><text:soft-page-break/>Тип: <text:span text:style-name="T4">Негативный</text:span></text:p>
      <text:p text:style-name="P7">Входные данные: <text:span text:style-name="T4">5</text:span>, <text:span text:style-name="T4">0</text:span>, -<text:span text:style-name="T4">5</text:span></text:p>
      <text:p text:style-name="P7">Ожидаемый результат: -1, <text:span text:style-name="T4">1</text:span></text:p>
      <text:p text:style-name="P7"/>
      <text:h text:style-name="P5" text:outline-level="3">Метод <text:span text:style-name="T2">x2andx1empty</text:span></text:h>
      <text:p text:style-name="P2">Тест №<text:span text:style-name="T4">3</text:span></text:p>
      <text:p text:style-name="P10">Цель: проверка <text:span text:style-name="T4">способности функции вывести правильный ответ при нестандартных условиях</text:span></text:p>
      <text:p text:style-name="P7">Тип: <text:span text:style-name="T4">Негативный</text:span></text:p>
      <text:p text:style-name="P7">Входные данные: <text:span text:style-name="T4">0</text:span>, <text:span text:style-name="T4">0</text:span>, <text:span text:style-name="T4">1</text:span></text:p>
      <text:p text:style-name="P7">Ожидаемый результат: <text:span text:style-name="T4">infinity</text:span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FreeSans1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1-24T09:04:53.511097200</meta:creation-date>
    <dc:date>2021-03-20T16:03:52.105437503</dc:date>
    <meta:editing-cycles>3</meta:editing-cycles>
    <meta:editing-duration>PT14M39S</meta:editing-duration>
    <meta:document-statistic meta:table-count="0" meta:image-count="0" meta:object-count="0" meta:page-count="2" meta:paragraph-count="38" meta:word-count="141" meta:character-count="993" meta:non-whitespace-character-count="890"/>
    <meta:generator>LibreOffice/6.4.6.2$Linux_X86_64 LibreOffice_project/40$Build-2</meta:generator>
  </office:meta>
</office:document-meta>
</file>